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c222" officeooo:paragraph-rsid="001ac2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w to draw circle.</text:p>
      <text:p text:style-name="P1"/>
      <text:p text:style-name="Standard"/>
      <text:p text:style-name="Standard">#include&lt;iostream&gt;</text:p>
      <text:p text:style-name="Standard">#include&lt;graphics.h&gt;</text:p>
      <text:p text:style-name="Standard">using namespace std;</text:p>
      <text:p text:style-name="Standard">int main()</text:p>
      <text:p text:style-name="Standard">{</text:p>
      <text:p text:style-name="Standard"><text:s text:c="2"/>int gd = DETECT,gm;</text:p>
      <text:p text:style-name="Standard"><text:s text:c="2"/>initgraph(&amp;gd, &amp;gm, NULL);</text:p>
      <text:p text:style-name="Standard"><text:s text:c="2"/>circle(100,100,50);</text:p>
      <text:p text:style-name="Standard"><text:s text:c="2"/>getch();</text:p>
      <text:p text:style-name="Standard"><text:s text:c="2"/>closegraph();</text:p>
      <text:p text:style-name="Standard"><text:s text:c="2"/>return 0;</text:p>
      <text:p text:style-name="Standard">} </text:p>
      <text:p text:style-name="Standard"/>
      <text:p text:style-name="Standard"/>
      <text:p text:style-name="Standard"/>
      <text:p text:style-name="Standard">cnsl@cnsl-ThinkCentre-M70s:~/Desktop$ g++ circle.cpp -lgraph -o t</text:p>
      <text:p text:style-name="Standard">cnsl@cnsl-ThinkCentre-M70s:~/Desktop$ ./t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18T11:24:29.411018863</meta:creation-date>
    <dc:date>2023-08-18T11:26:39.832912073</dc:date>
    <meta:editing-duration>PT2M1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5" meta:word-count="33" meta:character-count="302" meta:non-whitespace-character-count="271"/>
  </office:meta>
</office:document-meta>
</file>